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llections" style:family="table">
      <style:table-properties style:width="16.995cm" table:align="left"/>
    </style:style>
    <style:style style:name="Collections.A" style:family="table-column">
      <style:table-column-properties style:column-width="4.417cm"/>
    </style:style>
    <style:style style:name="Collections.B" style:family="table-column">
      <style:table-column-properties style:column-width="1.709cm"/>
    </style:style>
    <style:style style:name="Collections.C" style:family="table-column">
      <style:table-column-properties style:column-width="1.79cm"/>
    </style:style>
    <style:style style:name="Collections.D" style:family="table-column">
      <style:table-column-properties style:column-width="2.057cm"/>
    </style:style>
    <style:style style:name="Collections.F" style:family="table-column">
      <style:table-column-properties style:column-width="2.097cm"/>
    </style:style>
    <style:style style:name="Collections.G" style:family="table-column">
      <style:table-column-properties style:column-width="1.404cm"/>
    </style:style>
    <style:style style:name="Collections.H" style:family="table-column">
      <style:table-column-properties style:column-width="1.812cm"/>
    </style:style>
    <style:style style:name="Collections.A1" style:family="table-cell">
      <style:table-cell-properties fo:padding="0cm" fo:border="none"/>
    </style:style>
    <style:style style:name="P1" style:family="paragraph" style:parent-style-name="Table_20_Heading"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Heading">
      <style:text-properties fo:font-size="11pt" fo:font-weight="normal" fo:background-color="#ffff00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fo:background-color="#ffff00"/>
    </style:style>
    <style:style style:name="P5" style:family="paragraph" style:parent-style-name="Table_20_Contents">
      <style:text-properties fo:language="en" fo:country="US" fo:background-color="#ffffff"/>
    </style:style>
    <style:style style:name="P6" style:family="paragraph" style:parent-style-name="Table_20_Contents">
      <style:paragraph-properties fo:background-color="#ffffff">
        <style:background-image/>
      </style:paragraph-properties>
      <style:text-properties fo:language="en" fo:country="US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llections" table:style-name="Collections">
        <table:table-column table:style-name="Collections.A"/>
        <table:table-column table:style-name="Collections.B"/>
        <table:table-column table:style-name="Collections.C"/>
        <table:table-column table:style-name="Collections.D"/>
        <table:table-column table:style-name="Collections.B"/>
        <table:table-column table:style-name="Collections.F"/>
        <table:table-column table:style-name="Collections.G"/>
        <table:table-column table:style-name="Collections.H"/>
        <table:table-row>
          <table:table-cell table:style-name="Collections.A1" office:value-type="string">
            <text:p text:style-name="Table_20_Heading"/>
          </table:table-cell>
          <table:table-cell table:style-name="Collections.A1" office:value-type="string">
            <text:p text:style-name="P2">Ordering</text:p>
          </table:table-cell>
          <table:table-cell table:style-name="Collections.A1" office:value-type="string">
            <text:p text:style-name="P2"><text:s/>Random</text:p>
            <text:p text:style-name="P2">Access</text:p>
          </table:table-cell>
          <table:table-cell table:style-name="Collections.A1" office:value-type="string">
            <text:p text:style-name="P1">Key-Value</text:p>
            <text:p text:style-name="P1">Pairs</text:p>
          </table:table-cell>
          <table:table-cell table:style-name="Collections.A1" office:value-type="string">
            <text:p text:style-name="P1">Allows</text:p>
            <text:p text:style-name="P1">Duplicates</text:p>
          </table:table-cell>
          <table:table-cell table:style-name="Collections.A1" office:value-type="string">
            <text:p text:style-name="P1">Allows</text:p>
            <text:p text:style-name="P1">Null Values</text:p>
          </table:table-cell>
          <table:table-cell table:style-name="Collections.A1" office:value-type="string">
            <text:p text:style-name="P1">Thread</text:p>
            <text:p text:style-name="P1">Safe</text:p>
          </table:table-cell>
          <table:table-cell table:style-name="Collections.A1" office:value-type="string">
            <text:p text:style-name="P1">Blocking</text:p>
            <text:p text:style-name="P1">Operations</text:p>
          </table:table-cell>
        </table:table-row>
        <table:table-row>
          <table:table-cell table:style-name="Collections.A1" office:value-type="string">
            <text:p text:style-name="Table_20_Heading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  <table:table-cell table:style-name="Collections.A1" office:value-type="string">
            <text:p text:style-name="P1"/>
          </table:table-cell>
        </table:table-row>
        <table:table-row>
          <table:table-cell table:style-name="Collections.A1" office:value-type="string">
            <text:p text:style-name="P3">LIST: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Table_20_Contents">ArrayList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LinkedList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CopyOnWriteArrayList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5">NO</text:p>
          </table:table-cell>
        </table:table-row>
        <table:table-row>
          <table:table-cell table:style-name="Collections.A1" office:value-type="string">
            <text:p text:style-name="P3">Vector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5">+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</table:table-row>
        <table:table-row>
          <table:table-cell table:style-name="Collections.A1" office:value-type="string">
            <text:p text:style-name="P3">Stack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5">+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</table:table-row>
        <table:table-row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P3">SET: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  <text:p text:style-name="P3">(only one)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Table_20_Contents">HashSet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LinkedHashSet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TreeSet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EnumSet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CopyOnWriteArraySet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5">NO</text:p>
          </table:table-cell>
        </table:table-row>
        <table:table-row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P3">QUEUE: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5">YES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Table_20_Contents">PriorityQueue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P3">LinkedList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P3">ArrayDeque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LinkedBlockingQueue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4">?</text:p>
          </table:table-cell>
        </table:table-row>
        <table:table-row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P3">MAP: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(add same key → overwrite last)</text:p>
          </table:table-cell>
          <table:table-cell table:style-name="Collections.A1" office:value-type="string">
            <text:p text:style-name="P3"/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Table_20_Contents"/>
          </table:table-cell>
        </table:table-row>
        <table:table-row>
          <table:table-cell table:style-name="Collections.A1" office:value-type="string">
            <text:p text:style-name="Table_20_Contents">HashMap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LinkedHashMap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TreeMap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EnumMap</text:p>
          </table:table-cell>
          <table:table-cell table:style-name="Collections.A1" office:value-type="string">
            <text:p text:style-name="P6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Key – NO</text:p>
            <text:p text:style-name="P3">Value -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WeakHashMap</text:p>
          </table:table-cell>
          <table:table-cell table:style-name="Collections.A1" office:value-type="string">
            <text:p text:style-name="P5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IdentityHashMap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NO</text:p>
          </table:table-cell>
        </table:table-row>
        <table:table-row>
          <table:table-cell table:style-name="Collections.A1" office:value-type="string">
            <text:p text:style-name="Table_20_Contents">ConcurrentHashMap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4">NO?</text:p>
          </table:table-cell>
        </table:table-row>
        <table:table-row>
          <table:table-cell table:style-name="Collections.A1" office:value-type="string">
            <text:p text:style-name="P3">HashTable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</table:table-row>
        <table:table-row>
          <table:table-cell table:style-name="Collections.A1" office:value-type="string">
            <text:p text:style-name="P3">Properties</text:p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-</text:p>
          </table:table-cell>
          <table:table-cell table:style-name="Collections.A1" office:value-type="string">
            <text:p text:style-name="P3">+</text:p>
          </table:table-cell>
          <table:table-cell table:style-name="Collections.A1" office:value-type="string">
            <text:p text:style-name="Table_20_Contents"/>
          </table:table-cell>
          <table:table-cell table:style-name="Collections.A1" office:value-type="string">
            <text:p text:style-name="P3">NO</text:p>
          </table:table-cell>
          <table:table-cell table:style-name="Collections.A1" office:value-type="string">
            <text:p text:style-name="P3">YES</text:p>
          </table:table-cell>
          <table:table-cell table:style-name="Collections.A1" office:value-type="string">
            <text:p text:style-name="P3">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озырев</meta:initial-creator>
    <meta:creation-date>2016-09-13T14:45:59.90</meta:creation-date>
    <dc:date>2016-09-13T16:54:34.98</dc:date>
    <dc:creator>Егор Козырев</dc:creator>
    <meta:editing-duration>PT35M52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1" meta:paragraph-count="208" meta:word-count="218" meta:character-count="721"/>
  </office:meta>
</office:document-meta>
</file>